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F4000002EDB44E034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28pt" style:font-size-asian="28pt" style:font-size-complex="28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cm" svg:y="3.452cm" svg:width="17.59cm" svg:height="8.645cm" draw:z-index="0"><draw:image xlink:href="Pictures/10000201000005F4000002EDB44E034F.png" xlink:type="simple" xlink:show="embed" xlink:actuate="onLoad"/></draw:frame></text:p>
      <text:p text:style-name="P1"/>
      <text:p text:style-name="P1"/>
      <text:p text:style-name="P1"/>
      <text:p text:style-name="P1"/>
      <text:p text:style-name="P1">Conférence AFUP Lyon</text:p>
      <text:p text:style-name="P1">Présentation Behat</text:p>
      <text:p text:style-name="P1"/>
      <text:p text:style-name="P1">1<text:span text:style-name="T1">er</text:span> étage</text:p>
      <text:p text:style-name="P1">société T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Randy</meta:initial-creator>
    <meta:creation-date>2012-07-25T13:09:24</meta:creation-date>
    <dc:date>2012-07-25T13:11:31</dc:date>
    <dc:creator>Mikael Randy</dc:creator>
    <meta:editing-duration>PT2M9S</meta:editing-duration>
    <meta:editing-cycles>3</meta:editing-cycles>
    <meta:generator>LibreOffice/3.4$Unix LibreOffice_project/340m1$Build-302</meta:generator>
    <meta:document-statistic meta:table-count="0" meta:image-count="1" meta:object-count="0" meta:page-count="1" meta:paragraph-count="4" meta:word-count="9" meta:character-count="58" meta:non-whitespace-character-count="53"/>
  </office:meta>
</office:document-meta>
</file>